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2cm"/>
    </style:style>
    <style:style style:name="co4" style:family="table-column">
      <style:table-column-properties fo:break-before="auto" style:column-width="2.25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41.375cm" svg:height="17.159cm" svg:x="0cm" svg:y="12.192cm">
            <draw:object draw:notify-on-update-of-ranges="Sheet1.C2:Sheet1.C6 Sheet1.D2:Sheet1.D2 Sheet1.O2:Sheet1.O6 Sheet1.C7:Sheet1.C11 Sheet1.D7:Sheet1.D7 Sheet1.O7:Sheet1.O11 Sheet1.C12:Sheet1.C16 Sheet1.D12:Sheet1.D12 Sheet1.O12:Sheet1.O16 Sheet1.C17:Sheet1.C21 Sheet1.D17:Sheet1.D17 Sheet1.O17:Sheet1.O21 Sheet1.C22:Sheet1.C26 Sheet1.D22:Sheet1.D22 Sheet1.O22:Sheet1.O2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number-columns-repeated="17" table:default-cell-style-name="Default"/>
        <table:table-row table:style-name="ro3">
          <table:table-cell office:value-type="string" calcext:value-type="string">
            <text:p>rows</text:p>
          </table:table-cell>
          <table:table-cell office:value-type="string" calcext:value-type="string">
            <text:p>col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dnos</text:p>
          </table:table-cell>
          <table:table-cell office:value-type="string" calcext:value-type="string">
            <text:p>seerange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potraga</text:p>
          </table:table-cell>
          <table:table-cell office:value-type="string" calcext:value-type="string">
            <text:p>random potraga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potraga</text:p>
          </table:table-cell>
          <table:table-cell office:value-type="string" calcext:value-type="string">
            <text:p>random potraga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potraga</text:p>
          </table:table-cell>
          <table:table-cell office:value-type="string" calcext:value-type="string">
            <text:p>random potraga</text:p>
          </table:table-cell>
          <table:table-cell office:value-type="string" calcext:value-type="string">
            <text:p>random</text:p>
          </table:table-cell>
        </table:table-row>
        <table:table-row table:style-name="ro3">
          <table:table-cell table:number-columns-repeated="2" office:value-type="float" office:value="20" calcext:value-type="float">
            <text:p>20</text:p>
          </table:table-cell>
          <table:table-cell table:formula="of:=[.A2]*[.B2]"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12900018692" calcext:value-type="float">
            <text:p>0,01</text:p>
          </table:table-cell>
          <table:table-cell office:value-type="float" office:value="0.112316668034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office:value-type="float" office:value="0.00534900168578" calcext:value-type="float">
            <text:p>0,01</text:p>
          </table:table-cell>
          <table:table-cell office:value-type="float" office:value="19.0333333333" calcext:value-type="float">
            <text:p>19,03</text:p>
          </table:table-cell>
          <table:table-cell office:value-type="float" office:value="18.8333333333" calcext:value-type="float">
            <text:p>18,83</text:p>
          </table:table-cell>
          <table:table-cell office:value-type="float" office:value="103.3225" calcext:value-type="float">
            <text:p>103,32</text:p>
          </table:table-cell>
          <table:table-cell office:value-type="float" office:value="264.396833333" calcext:value-type="float">
            <text:p>264,4</text:p>
          </table:table-cell>
          <table:table-cell office:value-type="float" office:value="25.4481666667" calcext:value-type="float">
            <text:p>25,45</text:p>
          </table:table-cell>
          <table:table-cell office:value-type="float" office:value="25.99925" calcext:value-type="float">
            <text:p>26</text:p>
          </table:table-cell>
          <table:table-cell office:value-type="float" office:value="156.993258333" calcext:value-type="float">
            <text:p>156,99</text:p>
          </table:table-cell>
          <table:table-cell office:value-type="float" office:value="485.245055241" calcext:value-type="float">
            <text:p>485,25</text:p>
          </table:table-cell>
        </table:table-row>
        <table:table-row table:style-name="ro3">
          <table:table-cell table:number-columns-repeated="2" office:value-type="float" office:value="40" calcext:value-type="float">
            <text:p>40</text:p>
          </table:table-cell>
          <table:table-cell table:formula="of:=[.A3]*[.B3]" office:value-type="float" office:value="1600" calcext:value-type="float">
            <text:p>160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10144999822" calcext:value-type="float">
            <text:p>0,1</text:p>
          </table:table-cell>
          <table:table-cell office:value-type="float" office:value="1.28300000032" calcext:value-type="float">
            <text:p>1,28</text:p>
          </table:table-cell>
          <table:table-cell office:value-type="float" office:value="0" calcext:value-type="float">
            <text:p>0</text:p>
          </table:table-cell>
          <table:table-cell office:value-type="float" office:value="0.0207251669963" calcext:value-type="float">
            <text:p>0,02</text:p>
          </table:table-cell>
          <table:table-cell office:value-type="float" office:value="38.2" calcext:value-type="float">
            <text:p>38,2</text:p>
          </table:table-cell>
          <table:table-cell office:value-type="float" office:value="38.3333333333" calcext:value-type="float">
            <text:p>38,33</text:p>
          </table:table-cell>
          <table:table-cell office:value-type="float" office:value="349.344833333" calcext:value-type="float">
            <text:p>349,34</text:p>
          </table:table-cell>
          <table:table-cell office:value-type="float" office:value="1211.13883333" calcext:value-type="float">
            <text:p>1211,14</text:p>
          </table:table-cell>
          <table:table-cell office:value-type="float" office:value="52.5481666667" calcext:value-type="float">
            <text:p>52,55</text:p>
          </table:table-cell>
          <table:table-cell office:value-type="float" office:value="53.3355833333" calcext:value-type="float">
            <text:p>53,34</text:p>
          </table:table-cell>
          <table:table-cell office:value-type="float" office:value="537.0490325" calcext:value-type="float">
            <text:p>537,05</text:p>
          </table:table-cell>
          <table:table-cell office:value-type="float" office:value="2309.2628898" calcext:value-type="float">
            <text:p>2309,26</text:p>
          </table:table-cell>
        </table:table-row>
        <table:table-row table:style-name="ro3">
          <table:table-cell table:number-columns-repeated="2" office:value-type="float" office:value="60" calcext:value-type="float">
            <text:p>60</text:p>
          </table:table-cell>
          <table:table-cell table:formula="of:=[.A4]*[.B4]" office:value-type="float" office:value="3600" calcext:value-type="float">
            <text:p>360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.410433324178" calcext:value-type="float">
            <text:p>0,41</text:p>
          </table:table-cell>
          <table:table-cell office:value-type="float" office:value="6.51726667086" calcext:value-type="float">
            <text:p>6,52</text:p>
          </table:table-cell>
          <table:table-cell office:value-type="float" office:value="0" calcext:value-type="float">
            <text:p>0</text:p>
          </table:table-cell>
          <table:table-cell office:value-type="float" office:value="0.0466911674341" calcext:value-type="float">
            <text:p>0,05</text:p>
          </table:table-cell>
          <table:table-cell office:value-type="float" office:value="56.5166666667" calcext:value-type="float">
            <text:p>56,52</text:p>
          </table:table-cell>
          <table:table-cell office:value-type="float" office:value="56.5833333333" calcext:value-type="float">
            <text:p>56,58</text:p>
          </table:table-cell>
          <table:table-cell office:value-type="float" office:value="711.593333333" calcext:value-type="float">
            <text:p>711,59</text:p>
          </table:table-cell>
          <table:table-cell office:value-type="float" office:value="2834.90466667" calcext:value-type="float">
            <text:p>2834,9</text:p>
          </table:table-cell>
          <table:table-cell office:value-type="float" office:value="77.3520833333" calcext:value-type="float">
            <text:p>77,35</text:p>
          </table:table-cell>
          <table:table-cell office:value-type="float" office:value="78.5013333333" calcext:value-type="float">
            <text:p>78,5</text:p>
          </table:table-cell>
          <table:table-cell office:value-type="float" office:value="1098.74216833" calcext:value-type="float">
            <text:p>1098,74</text:p>
          </table:table-cell>
          <table:table-cell office:value-type="float" office:value="5459.32166755" calcext:value-type="float">
            <text:p>5459,32</text:p>
          </table:table-cell>
        </table:table-row>
        <table:table-row table:style-name="ro3">
          <table:table-cell table:number-columns-repeated="2" office:value-type="float" office:value="80" calcext:value-type="float">
            <text:p>80</text:p>
          </table:table-cell>
          <table:table-cell table:formula="of:=[.A5]*[.B5]" office:value-type="float" office:value="6400" calcext:value-type="float">
            <text:p>640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.24723332723" calcext:value-type="float">
            <text:p>1,25</text:p>
          </table:table-cell>
          <table:table-cell office:value-type="float" office:value="25.540716664" calcext:value-type="float">
            <text:p>25,54</text:p>
          </table:table-cell>
          <table:table-cell office:value-type="float" office:value="0" calcext:value-type="float">
            <text:p>0</text:p>
          </table:table-cell>
          <table:table-cell office:value-type="float" office:value="0.092336498936" calcext:value-type="float">
            <text:p>0,09</text:p>
          </table:table-cell>
          <table:table-cell office:value-type="float" office:value="74.1833333333" calcext:value-type="float">
            <text:p>74,18</text:p>
          </table:table-cell>
          <table:table-cell office:value-type="float" office:value="74.2" calcext:value-type="float">
            <text:p>74,2</text:p>
          </table:table-cell>
          <table:table-cell office:value-type="float" office:value="1090.78033333" calcext:value-type="float">
            <text:p>1090,78</text:p>
          </table:table-cell>
          <table:table-cell office:value-type="float" office:value="4798.90166667" calcext:value-type="float">
            <text:p>4798,9</text:p>
          </table:table-cell>
          <table:table-cell office:value-type="float" office:value="99.6685833333" calcext:value-type="float">
            <text:p>99,67</text:p>
          </table:table-cell>
          <table:table-cell office:value-type="float" office:value="101.278166667" calcext:value-type="float">
            <text:p>101,28</text:p>
          </table:table-cell>
          <table:table-cell office:value-type="float" office:value="1686.14655417" calcext:value-type="float">
            <text:p>1686,15</text:p>
          </table:table-cell>
          <table:table-cell office:value-type="float" office:value="9336.67595123" calcext:value-type="float">
            <text:p>9336,68</text:p>
          </table:table-cell>
        </table:table-row>
        <table:table-row table:style-name="ro3">
          <table:table-cell table:number-columns-repeated="2" office:value-type="float" office:value="100" calcext:value-type="float">
            <text:p>100</text:p>
          </table:table-cell>
          <table:table-cell table:formula="of:=[.A6]*[.B6]"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.86005000671" calcext:value-type="float">
            <text:p>2,86</text:p>
          </table:table-cell>
          <table:table-cell office:value-type="float" office:value="72.6541833481" calcext:value-type="float">
            <text:p>72,65</text:p>
          </table:table-cell>
          <table:table-cell office:value-type="float" office:value="0" calcext:value-type="float">
            <text:p>0</text:p>
          </table:table-cell>
          <table:table-cell office:value-type="float" office:value="0.125763832927" calcext:value-type="float">
            <text:p>0,13</text:p>
          </table:table-cell>
          <table:table-cell office:value-type="float" office:value="93.7333333333" calcext:value-type="float">
            <text:p>93,73</text:p>
          </table:table-cell>
          <table:table-cell office:value-type="float" office:value="94.1333333333" calcext:value-type="float">
            <text:p>94,13</text:p>
          </table:table-cell>
          <table:table-cell office:value-type="float" office:value="1641.94183333" calcext:value-type="float">
            <text:p>1641,94</text:p>
          </table:table-cell>
          <table:table-cell office:value-type="float" office:value="8146.9345" calcext:value-type="float">
            <text:p>8146,93</text:p>
          </table:table-cell>
          <table:table-cell office:value-type="float" office:value="127.080083333" calcext:value-type="float">
            <text:p>127,08</text:p>
          </table:table-cell>
          <table:table-cell office:value-type="float" office:value="129.11675" calcext:value-type="float">
            <text:p>129,12</text:p>
          </table:table-cell>
          <table:table-cell office:value-type="float" office:value="2540.75104917" calcext:value-type="float">
            <text:p>2540,75</text:p>
          </table:table-cell>
          <table:table-cell office:value-type="float" office:value="15794.5391214" calcext:value-type="float">
            <text:p>15794,54</text:p>
          </table:table-cell>
        </table:table-row>
        <table:table-row table:style-name="ro3">
          <table:table-cell table:number-columns-repeated="2" office:value-type="float" office:value="20" calcext:value-type="float">
            <text:p>20</text:p>
          </table:table-cell>
          <table:table-cell table:formula="of:=[.A7]*[.B7]"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0124333222707" calcext:value-type="float">
            <text:p>0,01</text:p>
          </table:table-cell>
          <table:table-cell office:value-type="float" office:value="0.135316654046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office:value-type="float" office:value="0.00611333258947" calcext:value-type="float">
            <text:p>0,01</text:p>
          </table:table-cell>
          <table:table-cell office:value-type="float" office:value="17.8833333333" calcext:value-type="float">
            <text:p>17,88</text:p>
          </table:table-cell>
          <table:table-cell office:value-type="float" office:value="20.6833333333" calcext:value-type="float">
            <text:p>20,68</text:p>
          </table:table-cell>
          <table:table-cell office:value-type="float" office:value="115.958666667" calcext:value-type="float">
            <text:p>115,96</text:p>
          </table:table-cell>
          <table:table-cell office:value-type="float" office:value="311.803666667" calcext:value-type="float">
            <text:p>311,8</text:p>
          </table:table-cell>
          <table:table-cell office:value-type="float" office:value="24.9155" calcext:value-type="float">
            <text:p>24,92</text:p>
          </table:table-cell>
          <table:table-cell office:value-type="float" office:value="28.3395" calcext:value-type="float">
            <text:p>28,34</text:p>
          </table:table-cell>
          <table:table-cell office:value-type="float" office:value="175.3021075" calcext:value-type="float">
            <text:p>175,3</text:p>
          </table:table-cell>
          <table:table-cell office:value-type="float" office:value="576.549473532" calcext:value-type="float">
            <text:p>576,55</text:p>
          </table:table-cell>
        </table:table-row>
        <table:table-row table:style-name="ro3">
          <table:table-cell table:number-columns-repeated="2" office:value-type="float" office:value="40" calcext:value-type="float">
            <text:p>40</text:p>
          </table:table-cell>
          <table:table-cell table:formula="of:=[.A8]*[.B8]"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138850021362" calcext:value-type="float">
            <text:p>0,14</text:p>
          </table:table-cell>
          <table:table-cell office:value-type="float" office:value="1.41650001605" calcext:value-type="float">
            <text:p>1,42</text:p>
          </table:table-cell>
          <table:table-cell office:value-type="float" office:value="0" calcext:value-type="float">
            <text:p>0</text:p>
          </table:table-cell>
          <table:table-cell office:value-type="float" office:value="0.0248276667595" calcext:value-type="float">
            <text:p>0,02</text:p>
          </table:table-cell>
          <table:table-cell office:value-type="float" office:value="37.7166666667" calcext:value-type="float">
            <text:p>37,72</text:p>
          </table:table-cell>
          <table:table-cell office:value-type="float" office:value="38.4666666667" calcext:value-type="float">
            <text:p>38,47</text:p>
          </table:table-cell>
          <table:table-cell office:value-type="float" office:value="354.3495" calcext:value-type="float">
            <text:p>354,35</text:p>
          </table:table-cell>
          <table:table-cell office:value-type="float" office:value="1159.23966667" calcext:value-type="float">
            <text:p>1159,24</text:p>
          </table:table-cell>
          <table:table-cell office:value-type="float" office:value="50.402" calcext:value-type="float">
            <text:p>50,4</text:p>
          </table:table-cell>
          <table:table-cell office:value-type="float" office:value="53.0139166667" calcext:value-type="float">
            <text:p>53,01</text:p>
          </table:table-cell>
          <table:table-cell office:value-type="float" office:value="544.96306" calcext:value-type="float">
            <text:p>544,96</text:p>
          </table:table-cell>
          <table:table-cell office:value-type="float" office:value="2211.28214757" calcext:value-type="float">
            <text:p>2211,28</text:p>
          </table:table-cell>
        </table:table-row>
        <table:table-row table:style-name="ro3">
          <table:table-cell table:number-columns-repeated="2" office:value-type="float" office:value="60" calcext:value-type="float">
            <text:p>60</text:p>
          </table:table-cell>
          <table:table-cell table:formula="of:=[.A9]*[.B9]" office:value-type="float" office:value="3600" calcext:value-type="float">
            <text:p>36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.473516650995" calcext:value-type="float">
            <text:p>0,47</text:p>
          </table:table-cell>
          <table:table-cell office:value-type="float" office:value="6.04338333606" calcext:value-type="float">
            <text:p>6,04</text:p>
          </table:table-cell>
          <table:table-cell office:value-type="float" office:value="0" calcext:value-type="float">
            <text:p>0</text:p>
          </table:table-cell>
          <table:table-cell office:value-type="float" office:value="0.0480533334017" calcext:value-type="float">
            <text:p>0,05</text:p>
          </table:table-cell>
          <table:table-cell office:value-type="float" office:value="57.5166666667" calcext:value-type="float">
            <text:p>57,52</text:p>
          </table:table-cell>
          <table:table-cell office:value-type="float" office:value="60.1666666667" calcext:value-type="float">
            <text:p>60,17</text:p>
          </table:table-cell>
          <table:table-cell office:value-type="float" office:value="710.052833333" calcext:value-type="float">
            <text:p>710,05</text:p>
          </table:table-cell>
          <table:table-cell office:value-type="float" office:value="2898.68316667" calcext:value-type="float">
            <text:p>2898,68</text:p>
          </table:table-cell>
          <table:table-cell office:value-type="float" office:value="77.7919166667" calcext:value-type="float">
            <text:p>77,79</text:p>
          </table:table-cell>
          <table:table-cell office:value-type="float" office:value="82.71825" calcext:value-type="float">
            <text:p>82,72</text:p>
          </table:table-cell>
          <table:table-cell office:value-type="float" office:value="1094.5832175" calcext:value-type="float">
            <text:p>1094,58</text:p>
          </table:table-cell>
          <table:table-cell office:value-type="float" office:value="5604.95703783" calcext:value-type="float">
            <text:p>5604,96</text:p>
          </table:table-cell>
        </table:table-row>
        <table:table-row table:style-name="ro3">
          <table:table-cell table:number-columns-repeated="2" office:value-type="float" office:value="80" calcext:value-type="float">
            <text:p>80</text:p>
          </table:table-cell>
          <table:table-cell table:formula="of:=[.A10]*[.B10]" office:value-type="float" office:value="6400" calcext:value-type="float">
            <text:p>6400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.15837287499" calcext:value-type="float">
            <text:p>1,16</text:p>
          </table:table-cell>
          <table:table-cell office:value-type="float" office:value="17.7769491511" calcext:value-type="float">
            <text:p>17,78</text:p>
          </table:table-cell>
          <table:table-cell office:value-type="float" office:value="0" calcext:value-type="float">
            <text:p>0</text:p>
          </table:table-cell>
          <table:table-cell office:value-type="float" office:value="0.0870618641174" calcext:value-type="float">
            <text:p>0,09</text:p>
          </table:table-cell>
          <table:table-cell office:value-type="float" office:value="74.8474576271" calcext:value-type="float">
            <text:p>74,85</text:p>
          </table:table-cell>
          <table:table-cell office:value-type="float" office:value="77.6779661017" calcext:value-type="float">
            <text:p>77,68</text:p>
          </table:table-cell>
          <table:table-cell office:value-type="float" office:value="1012.63440678" calcext:value-type="float">
            <text:p>1012,63</text:p>
          </table:table-cell>
          <table:table-cell office:value-type="float" office:value="4966.76254237" calcext:value-type="float">
            <text:p>4966,76</text:p>
          </table:table-cell>
          <table:table-cell office:value-type="float" office:value="101.11279661" calcext:value-type="float">
            <text:p>101,11</text:p>
          </table:table-cell>
          <table:table-cell office:value-type="float" office:value="105.772118644" calcext:value-type="float">
            <text:p>105,77</text:p>
          </table:table-cell>
          <table:table-cell office:value-type="float" office:value="1566.0510161" calcext:value-type="float">
            <text:p>1566,05</text:p>
          </table:table-cell>
          <table:table-cell office:value-type="float" office:value="9609.2431068" calcext:value-type="float">
            <text:p>9609,24</text:p>
          </table:table-cell>
        </table:table-row>
        <table:table-row table:style-name="ro3">
          <table:table-cell table:number-columns-repeated="2" office:value-type="float" office:value="100" calcext:value-type="float">
            <text:p>100</text:p>
          </table:table-cell>
          <table:table-cell table:formula="of:=[.A11]*[.B11]"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2.92080000639" calcext:value-type="float">
            <text:p>2,92</text:p>
          </table:table-cell>
          <table:table-cell office:value-type="float" office:value="56.6333166599" calcext:value-type="float">
            <text:p>56,63</text:p>
          </table:table-cell>
          <table:table-cell office:value-type="float" office:value="0" calcext:value-type="float">
            <text:p>0</text:p>
          </table:table-cell>
          <table:table-cell office:value-type="float" office:value="0.136837667584" calcext:value-type="float">
            <text:p>0,14</text:p>
          </table:table-cell>
          <table:table-cell office:value-type="float" office:value="92.1166666667" calcext:value-type="float">
            <text:p>92,12</text:p>
          </table:table-cell>
          <table:table-cell office:value-type="float" office:value="94.1" calcext:value-type="float">
            <text:p>94,1</text:p>
          </table:table-cell>
          <table:table-cell office:value-type="float" office:value="1901.37366667" calcext:value-type="float">
            <text:p>1901,37</text:p>
          </table:table-cell>
          <table:table-cell office:value-type="float" office:value="8336.55516667" calcext:value-type="float">
            <text:p>8336,56</text:p>
          </table:table-cell>
          <table:table-cell office:value-type="float" office:value="125.466416667" calcext:value-type="float">
            <text:p>125,47</text:p>
          </table:table-cell>
          <table:table-cell office:value-type="float" office:value="129.028" calcext:value-type="float">
            <text:p>129,03</text:p>
          </table:table-cell>
          <table:table-cell office:value-type="float" office:value="2942.50731583" calcext:value-type="float">
            <text:p>2942,51</text:p>
          </table:table-cell>
          <table:table-cell office:value-type="float" office:value="16267.5848402" calcext:value-type="float">
            <text:p>16267,58</text:p>
          </table:table-cell>
        </table:table-row>
        <table:table-row table:style-name="ro3">
          <table:table-cell table:number-columns-repeated="2" office:value-type="float" office:value="20" calcext:value-type="float">
            <text:p>20</text:p>
          </table:table-cell>
          <table:table-cell table:formula="of:=[.A12]*[.B12]"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0299412082223" calcext:value-type="float">
            <text:p>0,03</text:p>
          </table:table-cell>
          <table:table-cell office:value-type="float" office:value="0.482117680942" calcext:value-type="float">
            <text:p>0,48</text:p>
          </table:table-cell>
          <table:table-cell office:value-type="float" office:value="0" calcext:value-type="float">
            <text:p>0</text:p>
          </table:table-cell>
          <table:table-cell office:value-type="float" office:value="0.0117688257554" calcext:value-type="float">
            <text:p>0,01</text:p>
          </table:table-cell>
          <table:table-cell office:value-type="float" office:value="28.8823529412" calcext:value-type="float">
            <text:p>28,88</text:p>
          </table:table-cell>
          <table:table-cell office:value-type="float" office:value="35.3529411765" calcext:value-type="float">
            <text:p>35,35</text:p>
          </table:table-cell>
          <table:table-cell office:value-type="float" office:value="129.718823529" calcext:value-type="float">
            <text:p>129,72</text:p>
          </table:table-cell>
          <table:table-cell office:value-type="float" office:value="372.733529412" calcext:value-type="float">
            <text:p>372,73</text:p>
          </table:table-cell>
          <table:table-cell office:value-type="float" office:value="35.8494117647" calcext:value-type="float">
            <text:p>35,85</text:p>
          </table:table-cell>
          <table:table-cell office:value-type="float" office:value="41.8635294118" calcext:value-type="float">
            <text:p>41,86</text:p>
          </table:table-cell>
          <table:table-cell office:value-type="float" office:value="192.992432353" calcext:value-type="float">
            <text:p>192,99</text:p>
          </table:table-cell>
          <table:table-cell office:value-type="float" office:value="685.549680761" calcext:value-type="float">
            <text:p>685,55</text:p>
          </table:table-cell>
        </table:table-row>
        <table:table-row table:style-name="ro3">
          <table:table-cell table:number-columns-repeated="2" office:value-type="float" office:value="40" calcext:value-type="float">
            <text:p>40</text:p>
          </table:table-cell>
          <table:table-cell table:formula="of:=[.A13]*[.B13]"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393928561892" calcext:value-type="float">
            <text:p>0,39</text:p>
          </table:table-cell>
          <table:table-cell office:value-type="float" office:value="9.9897857053" calcext:value-type="float">
            <text:p>9,99</text:p>
          </table:table-cell>
          <table:table-cell office:value-type="float" office:value="0" calcext:value-type="float">
            <text:p>0</text:p>
          </table:table-cell>
          <table:table-cell office:value-type="float" office:value="0.0508549984864" calcext:value-type="float">
            <text:p>0,05</text:p>
          </table:table-cell>
          <table:table-cell office:value-type="float" office:value="59.2857142857" calcext:value-type="float">
            <text:p>59,29</text:p>
          </table:table-cell>
          <table:table-cell office:value-type="float" office:value="77.1428571429" calcext:value-type="float">
            <text:p>77,14</text:p>
          </table:table-cell>
          <table:table-cell office:value-type="float" office:value="472.234285714" calcext:value-type="float">
            <text:p>472,23</text:p>
          </table:table-cell>
          <table:table-cell office:value-type="float" office:value="1825.15928571" calcext:value-type="float">
            <text:p>1825,16</text:p>
          </table:table-cell>
          <table:table-cell office:value-type="float" office:value="72.3978571429" calcext:value-type="float">
            <text:p>72,4</text:p>
          </table:table-cell>
          <table:table-cell office:value-type="float" office:value="86.0807142857" calcext:value-type="float">
            <text:p>86,08</text:p>
          </table:table-cell>
          <table:table-cell office:value-type="float" office:value="705.280696429" calcext:value-type="float">
            <text:p>705,28</text:p>
          </table:table-cell>
          <table:table-cell office:value-type="float" office:value="3479.47802296" calcext:value-type="float">
            <text:p>3479,48</text:p>
          </table:table-cell>
        </table:table-row>
        <table:table-row table:style-name="ro3">
          <table:table-cell table:number-columns-repeated="2" office:value-type="float" office:value="60" calcext:value-type="float">
            <text:p>60</text:p>
          </table:table-cell>
          <table:table-cell table:formula="of:=[.A14]*[.B14]" office:value-type="float" office:value="3600" calcext:value-type="float">
            <text:p>360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.50739995241" calcext:value-type="float">
            <text:p>1,51</text:p>
          </table:table-cell>
          <table:table-cell office:value-type="float" office:value="70.7786500216" calcext:value-type="float">
            <text:p>70,78</text:p>
          </table:table-cell>
          <table:table-cell office:value-type="float" office:value="0" calcext:value-type="float">
            <text:p>0</text:p>
          </table:table-cell>
          <table:table-cell office:value-type="float" office:value="0.123726498604" calcext:value-type="float">
            <text:p>0,12</text:p>
          </table:table-cell>
          <table:table-cell office:value-type="float" office:value="92" calcext:value-type="float">
            <text:p>92</text:p>
          </table:table-cell>
          <table:table-cell office:value-type="float" office:value="116.45" calcext:value-type="float">
            <text:p>116,45</text:p>
          </table:table-cell>
          <table:table-cell office:value-type="float" office:value="811.3375" calcext:value-type="float">
            <text:p>811,34</text:p>
          </table:table-cell>
          <table:table-cell office:value-type="float" office:value="4264.6525" calcext:value-type="float">
            <text:p>4264,65</text:p>
          </table:table-cell>
          <table:table-cell office:value-type="float" office:value="108.25025" calcext:value-type="float">
            <text:p>108,25</text:p>
          </table:table-cell>
          <table:table-cell office:value-type="float" office:value="121.24025" calcext:value-type="float">
            <text:p>121,24</text:p>
          </table:table-cell>
          <table:table-cell office:value-type="float" office:value="1197.497975" calcext:value-type="float">
            <text:p>1197,5</text:p>
          </table:table-cell>
          <table:table-cell office:value-type="float" office:value="8112.57936354" calcext:value-type="float">
            <text:p>8112,58</text:p>
          </table:table-cell>
        </table:table-row>
        <table:table-row table:style-name="ro3">
          <table:table-cell table:number-columns-repeated="2" office:value-type="float" office:value="80" calcext:value-type="float">
            <text:p>80</text:p>
          </table:table-cell>
          <table:table-cell table:formula="of:=[.A15]*[.B15]" office:value-type="float" office:value="6400" calcext:value-type="float">
            <text:p>640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5.65163154351" calcext:value-type="float">
            <text:p>5,65</text:p>
          </table:table-cell>
          <table:table-cell office:value-type="float" office:value="94.1027368119" calcext:value-type="float">
            <text:p>94,1</text:p>
          </table:table-cell>
          <table:table-cell office:value-type="float" office:value="0" calcext:value-type="float">
            <text:p>0</text:p>
          </table:table-cell>
          <table:table-cell office:value-type="float" office:value="0.222875789341" calcext:value-type="float">
            <text:p>0,22</text:p>
          </table:table-cell>
          <table:table-cell office:value-type="float" office:value="117.473684211" calcext:value-type="float">
            <text:p>117,47</text:p>
          </table:table-cell>
          <table:table-cell office:value-type="float" office:value="119.578947368" calcext:value-type="float">
            <text:p>119,58</text:p>
          </table:table-cell>
          <table:table-cell office:value-type="float" office:value="1198.73947368" calcext:value-type="float">
            <text:p>1198,74</text:p>
          </table:table-cell>
          <table:table-cell office:value-type="float" office:value="7693.81526316" calcext:value-type="float">
            <text:p>7693,82</text:p>
          </table:table-cell>
          <table:table-cell office:value-type="float" office:value="140.603157895" calcext:value-type="float">
            <text:p>140,6</text:p>
          </table:table-cell>
          <table:table-cell office:value-type="float" office:value="147.780263158" calcext:value-type="float">
            <text:p>147,78</text:p>
          </table:table-cell>
          <table:table-cell office:value-type="float" office:value="1804.3129" calcext:value-type="float">
            <text:p>1804,31</text:p>
          </table:table-cell>
          <table:table-cell office:value-type="float" office:value="14839.265271" calcext:value-type="float">
            <text:p>14839,27</text:p>
          </table:table-cell>
        </table:table-row>
        <table:table-row table:style-name="ro3">
          <table:table-cell table:number-columns-repeated="2" office:value-type="float" office:value="100" calcext:value-type="float">
            <text:p>100</text:p>
          </table:table-cell>
          <table:table-cell table:formula="of:=[.A16]*[.B16]"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5.871450007" calcext:value-type="float">
            <text:p>15,87</text:p>
          </table:table-cell>
          <table:table-cell office:value-type="float" office:value="352.332049978" calcext:value-type="float">
            <text:p>352,33</text:p>
          </table:table-cell>
          <table:table-cell office:value-type="float" office:value="0" calcext:value-type="float">
            <text:p>0</text:p>
          </table:table-cell>
          <table:table-cell office:value-type="float" office:value="0.38295950079" calcext:value-type="float">
            <text:p>0,38</text:p>
          </table:table-cell>
          <table:table-cell office:value-type="float" office:value="141.75" calcext:value-type="float">
            <text:p>141,75</text:p>
          </table:table-cell>
          <table:table-cell office:value-type="float" office:value="151.1" calcext:value-type="float">
            <text:p>151,1</text:p>
          </table:table-cell>
          <table:table-cell office:value-type="float" office:value="1697.952" calcext:value-type="float">
            <text:p>1697,95</text:p>
          </table:table-cell>
          <table:table-cell office:value-type="float" office:value="12646.5335" calcext:value-type="float">
            <text:p>12646,53</text:p>
          </table:table-cell>
          <table:table-cell office:value-type="float" office:value="168.4815" calcext:value-type="float">
            <text:p>168,48</text:p>
          </table:table-cell>
          <table:table-cell office:value-type="float" office:value="182.608" calcext:value-type="float">
            <text:p>182,61</text:p>
          </table:table-cell>
          <table:table-cell office:value-type="float" office:value="2524.45339" calcext:value-type="float">
            <text:p>2524,45</text:p>
          </table:table-cell>
          <table:table-cell office:value-type="float" office:value="23934.7984923" calcext:value-type="float">
            <text:p>23934,8</text:p>
          </table:table-cell>
        </table:table-row>
        <table:table-row table:style-name="ro3">
          <table:table-cell table:number-columns-repeated="2" office:value-type="float" office:value="20" calcext:value-type="float">
            <text:p>20</text:p>
          </table:table-cell>
          <table:table-cell table:formula="of:=[.A17]*[.B17]"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0290667057037" calcext:value-type="float">
            <text:p>0,03</text:p>
          </table:table-cell>
          <table:table-cell office:value-type="float" office:value="0.374533319473" calcext:value-type="float">
            <text:p>0,37</text:p>
          </table:table-cell>
          <table:table-cell office:value-type="float" office:value="0" calcext:value-type="float">
            <text:p>0</text:p>
          </table:table-cell>
          <table:table-cell office:value-type="float" office:value="0.0128086682956" calcext:value-type="float">
            <text:p>0,01</text:p>
          </table:table-cell>
          <table:table-cell office:value-type="float" office:value="27.6" calcext:value-type="float">
            <text:p>27,6</text:p>
          </table:table-cell>
          <table:table-cell office:value-type="float" office:value="31.2" calcext:value-type="float">
            <text:p>31,2</text:p>
          </table:table-cell>
          <table:table-cell office:value-type="float" office:value="136.062" calcext:value-type="float">
            <text:p>136,06</text:p>
          </table:table-cell>
          <table:table-cell office:value-type="float" office:value="424.061333333" calcext:value-type="float">
            <text:p>424,06</text:p>
          </table:table-cell>
          <table:table-cell office:value-type="float" office:value="34.285" calcext:value-type="float">
            <text:p>34,29</text:p>
          </table:table-cell>
          <table:table-cell office:value-type="float" office:value="38.537" calcext:value-type="float">
            <text:p>38,54</text:p>
          </table:table-cell>
          <table:table-cell office:value-type="float" office:value="200.441273333" calcext:value-type="float">
            <text:p>200,44</text:p>
          </table:table-cell>
          <table:table-cell office:value-type="float" office:value="776.777801421" calcext:value-type="float">
            <text:p>776,78</text:p>
          </table:table-cell>
        </table:table-row>
        <table:table-row table:style-name="ro3">
          <table:table-cell table:number-columns-repeated="2" office:value-type="float" office:value="40" calcext:value-type="float">
            <text:p>40</text:p>
          </table:table-cell>
          <table:table-cell table:formula="of:=[.A18]*[.B18]" office:value-type="float" office:value="1600" calcext:value-type="float">
            <text:p>160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329222255283" calcext:value-type="float">
            <text:p>0,33</text:p>
          </table:table-cell>
          <table:table-cell office:value-type="float" office:value="6.96200002564" calcext:value-type="float">
            <text:p>6,96</text:p>
          </table:table-cell>
          <table:table-cell office:value-type="float" office:value="0" calcext:value-type="float">
            <text:p>0</text:p>
          </table:table-cell>
          <table:table-cell office:value-type="float" office:value="0.0479011130333" calcext:value-type="float">
            <text:p>0,05</text:p>
          </table:table-cell>
          <table:table-cell office:value-type="float" office:value="59.8333333333" calcext:value-type="float">
            <text:p>59,83</text:p>
          </table:table-cell>
          <table:table-cell office:value-type="float" office:value="73" calcext:value-type="float">
            <text:p>73</text:p>
          </table:table-cell>
          <table:table-cell office:value-type="float" office:value="380.356666667" calcext:value-type="float">
            <text:p>380,36</text:p>
          </table:table-cell>
          <table:table-cell office:value-type="float" office:value="1661.95611111" calcext:value-type="float">
            <text:p>1661,96</text:p>
          </table:table-cell>
          <table:table-cell office:value-type="float" office:value="73.0516666667" calcext:value-type="float">
            <text:p>73,05</text:p>
          </table:table-cell>
          <table:table-cell office:value-type="float" office:value="82.9830555556" calcext:value-type="float">
            <text:p>82,98</text:p>
          </table:table-cell>
          <table:table-cell office:value-type="float" office:value="560.510266667" calcext:value-type="float">
            <text:p>560,51</text:p>
          </table:table-cell>
          <table:table-cell office:value-type="float" office:value="3105.86379572" calcext:value-type="float">
            <text:p>3105,86</text:p>
          </table:table-cell>
        </table:table-row>
        <table:table-row table:style-name="ro3">
          <table:table-cell table:number-columns-repeated="2" office:value-type="float" office:value="60" calcext:value-type="float">
            <text:p>60</text:p>
          </table:table-cell>
          <table:table-cell table:formula="of:=[.A19]*[.B19]" office:value-type="float" office:value="3600" calcext:value-type="float">
            <text:p>360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.44110525282" calcext:value-type="float">
            <text:p>1,44</text:p>
          </table:table-cell>
          <table:table-cell office:value-type="float" office:value="74.0987894661" calcext:value-type="float">
            <text:p>74,1</text:p>
          </table:table-cell>
          <table:table-cell office:value-type="float" office:value="0" calcext:value-type="float">
            <text:p>0</text:p>
          </table:table-cell>
          <table:table-cell office:value-type="float" office:value="0.0945315753786" calcext:value-type="float">
            <text:p>0,09</text:p>
          </table:table-cell>
          <table:table-cell office:value-type="float" office:value="87.3157894737" calcext:value-type="float">
            <text:p>87,32</text:p>
          </table:table-cell>
          <table:table-cell office:value-type="float" office:value="126.315789474" calcext:value-type="float">
            <text:p>126,32</text:p>
          </table:table-cell>
          <table:table-cell office:value-type="float" office:value="914.61" calcext:value-type="float">
            <text:p>914,61</text:p>
          </table:table-cell>
          <table:table-cell office:value-type="float" office:value="4546.70421053" calcext:value-type="float">
            <text:p>4546,7</text:p>
          </table:table-cell>
          <table:table-cell office:value-type="float" office:value="105.931842105" calcext:value-type="float">
            <text:p>105,93</text:p>
          </table:table-cell>
          <table:table-cell office:value-type="float" office:value="127.886578947" calcext:value-type="float">
            <text:p>127,89</text:p>
          </table:table-cell>
          <table:table-cell office:value-type="float" office:value="1359.49697632" calcext:value-type="float">
            <text:p>1359,5</text:p>
          </table:table-cell>
          <table:table-cell office:value-type="float" office:value="8643.48025313" calcext:value-type="float">
            <text:p>8643,48</text:p>
          </table:table-cell>
        </table:table-row>
        <table:table-row table:style-name="ro3">
          <table:table-cell table:number-columns-repeated="2" office:value-type="float" office:value="80" calcext:value-type="float">
            <text:p>80</text:p>
          </table:table-cell>
          <table:table-cell table:formula="of:=[.A20]*[.B20]" office:value-type="float" office:value="6400" calcext:value-type="float">
            <text:p>640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.68989476405" calcext:value-type="float">
            <text:p>4,69</text:p>
          </table:table-cell>
          <table:table-cell office:value-type="float" office:value="77.8217368628" calcext:value-type="float">
            <text:p>77,82</text:p>
          </table:table-cell>
          <table:table-cell office:value-type="float" office:value="0" calcext:value-type="float">
            <text:p>0</text:p>
          </table:table-cell>
          <table:table-cell office:value-type="float" office:value="0.166793157176" calcext:value-type="float">
            <text:p>0,17</text:p>
          </table:table-cell>
          <table:table-cell office:value-type="float" office:value="113.736842105" calcext:value-type="float">
            <text:p>113,74</text:p>
          </table:table-cell>
          <table:table-cell office:value-type="float" office:value="128.157894737" calcext:value-type="float">
            <text:p>128,16</text:p>
          </table:table-cell>
          <table:table-cell office:value-type="float" office:value="1114.57842105" calcext:value-type="float">
            <text:p>1114,58</text:p>
          </table:table-cell>
          <table:table-cell office:value-type="float" office:value="7779.62368421" calcext:value-type="float">
            <text:p>7779,62</text:p>
          </table:table-cell>
          <table:table-cell office:value-type="float" office:value="138.62" calcext:value-type="float">
            <text:p>138,62</text:p>
          </table:table-cell>
          <table:table-cell office:value-type="float" office:value="160.479210526" calcext:value-type="float">
            <text:p>160,48</text:p>
          </table:table-cell>
          <table:table-cell office:value-type="float" office:value="1656.28449211" calcext:value-type="float">
            <text:p>1656,28</text:p>
          </table:table-cell>
          <table:table-cell office:value-type="float" office:value="14839.5539492" calcext:value-type="float">
            <text:p>14839,55</text:p>
          </table:table-cell>
        </table:table-row>
        <table:table-row table:style-name="ro3">
          <table:table-cell table:number-columns-repeated="2" office:value-type="float" office:value="100" calcext:value-type="float">
            <text:p>100</text:p>
          </table:table-cell>
          <table:table-cell table:formula="of:=[.A21]*[.B21]" office:value-type="float" office:value="10000" calcext:value-type="float">
            <text:p>1000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.7643500447" calcext:value-type="float">
            <text:p>10,76</text:p>
          </table:table-cell>
          <table:table-cell office:value-type="float" office:value="345.236449981" calcext:value-type="float">
            <text:p>345,24</text:p>
          </table:table-cell>
          <table:table-cell office:value-type="float" office:value="0" calcext:value-type="float">
            <text:p>0</text:p>
          </table:table-cell>
          <table:table-cell office:value-type="float" office:value="0.345377002835" calcext:value-type="float">
            <text:p>0,35</text:p>
          </table:table-cell>
          <table:table-cell office:value-type="float" office:value="144.95" calcext:value-type="float">
            <text:p>144,95</text:p>
          </table:table-cell>
          <table:table-cell office:value-type="float" office:value="169" calcext:value-type="float">
            <text:p>169</text:p>
          </table:table-cell>
          <table:table-cell office:value-type="float" office:value="1890.3425" calcext:value-type="float">
            <text:p>1890,34</text:p>
          </table:table-cell>
          <table:table-cell office:value-type="float" office:value="14431.952" calcext:value-type="float">
            <text:p>14431,95</text:p>
          </table:table-cell>
          <table:table-cell office:value-type="float" office:value="172.58225" calcext:value-type="float">
            <text:p>172,58</text:p>
          </table:table-cell>
          <table:table-cell office:value-type="float" office:value="192.04525" calcext:value-type="float">
            <text:p>192,05</text:p>
          </table:table-cell>
          <table:table-cell office:value-type="float" office:value="2769.4929425" calcext:value-type="float">
            <text:p>2769,49</text:p>
          </table:table-cell>
          <table:table-cell office:value-type="float" office:value="27132.5294265" calcext:value-type="float">
            <text:p>27132,53</text:p>
          </table:table-cell>
        </table:table-row>
        <table:table-row table:style-name="ro3">
          <table:table-cell table:number-columns-repeated="2" office:value-type="float" office:value="20" calcext:value-type="float">
            <text:p>20</text:p>
          </table:table-cell>
          <table:table-cell table:formula="of:=[.A22]*[.B22]"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012349998951" calcext:value-type="float">
            <text:p>0,01</text:p>
          </table:table-cell>
          <table:table-cell office:value-type="float" office:value="0.50078332821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00566800117493" calcext:value-type="float">
            <text:p>0,01</text:p>
          </table:table-cell>
          <table:table-cell office:value-type="float" office:value="17.9166666667" calcext:value-type="float">
            <text:p>17,92</text:p>
          </table:table-cell>
          <table:table-cell office:value-type="float" office:value="31.2166666667" calcext:value-type="float">
            <text:p>31,22</text:p>
          </table:table-cell>
          <table:table-cell office:value-type="float" office:value="112.5055" calcext:value-type="float">
            <text:p>112,51</text:p>
          </table:table-cell>
          <table:table-cell office:value-type="float" office:value="285.979166667" calcext:value-type="float">
            <text:p>285,98</text:p>
          </table:table-cell>
          <table:table-cell office:value-type="float" office:value="24.4906666667" calcext:value-type="float">
            <text:p>24,49</text:p>
          </table:table-cell>
          <table:table-cell office:value-type="float" office:value="30.0424166667" calcext:value-type="float">
            <text:p>30,04</text:p>
          </table:table-cell>
          <table:table-cell office:value-type="float" office:value="170.685018333" calcext:value-type="float">
            <text:p>170,69</text:p>
          </table:table-cell>
          <table:table-cell office:value-type="float" office:value="525.932959201" calcext:value-type="float">
            <text:p>525,93</text:p>
          </table:table-cell>
        </table:table-row>
        <table:table-row table:style-name="ro3">
          <table:table-cell table:number-columns-repeated="2" office:value-type="float" office:value="40" calcext:value-type="float">
            <text:p>40</text:p>
          </table:table-cell>
          <table:table-cell table:formula="of:=[.A23]*[.B23]" office:value-type="float" office:value="1600" calcext:value-type="float">
            <text:p>16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100099988778" calcext:value-type="float">
            <text:p>0,1</text:p>
          </table:table-cell>
          <table:table-cell office:value-type="float" office:value="2.96833331982" calcext:value-type="float">
            <text:p>2,97</text:p>
          </table:table-cell>
          <table:table-cell office:value-type="float" office:value="0" calcext:value-type="float">
            <text:p>0</text:p>
          </table:table-cell>
          <table:table-cell office:value-type="float" office:value="0.0212951662143" calcext:value-type="float">
            <text:p>0,02</text:p>
          </table:table-cell>
          <table:table-cell office:value-type="float" office:value="36.7" calcext:value-type="float">
            <text:p>36,7</text:p>
          </table:table-cell>
          <table:table-cell office:value-type="float" office:value="54.3666666667" calcext:value-type="float">
            <text:p>54,37</text:p>
          </table:table-cell>
          <table:table-cell office:value-type="float" office:value="373.085333333" calcext:value-type="float">
            <text:p>373,09</text:p>
          </table:table-cell>
          <table:table-cell office:value-type="float" office:value="1194.45566667" calcext:value-type="float">
            <text:p>1194,46</text:p>
          </table:table-cell>
          <table:table-cell office:value-type="float" office:value="49.3249166667" calcext:value-type="float">
            <text:p>49,32</text:p>
          </table:table-cell>
          <table:table-cell office:value-type="float" office:value="59.2381666667" calcext:value-type="float">
            <text:p>59,24</text:p>
          </table:table-cell>
          <table:table-cell office:value-type="float" office:value="573.073875833" calcext:value-type="float">
            <text:p>573,07</text:p>
          </table:table-cell>
          <table:table-cell office:value-type="float" office:value="2279.92902833" calcext:value-type="float">
            <text:p>2279,93</text:p>
          </table:table-cell>
        </table:table-row>
        <table:table-row table:style-name="ro3">
          <table:table-cell table:number-columns-repeated="2" office:value-type="float" office:value="60" calcext:value-type="float">
            <text:p>60</text:p>
          </table:table-cell>
          <table:table-cell table:formula="of:=[.A24]*[.B24]" office:value-type="float" office:value="3600" calcext:value-type="float">
            <text:p>36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430733323097" calcext:value-type="float">
            <text:p>0,43</text:p>
          </table:table-cell>
          <table:table-cell office:value-type="float" office:value="4.51531666517" calcext:value-type="float">
            <text:p>4,52</text:p>
          </table:table-cell>
          <table:table-cell office:value-type="float" office:value="0" calcext:value-type="float">
            <text:p>0</text:p>
          </table:table-cell>
          <table:table-cell office:value-type="float" office:value="0.0474723343054" calcext:value-type="float">
            <text:p>0,05</text:p>
          </table:table-cell>
          <table:table-cell office:value-type="float" office:value="56.9333333333" calcext:value-type="float">
            <text:p>56,93</text:p>
          </table:table-cell>
          <table:table-cell office:value-type="float" office:value="68.2166666667" calcext:value-type="float">
            <text:p>68,22</text:p>
          </table:table-cell>
          <table:table-cell office:value-type="float" office:value="637.055833333" calcext:value-type="float">
            <text:p>637,06</text:p>
          </table:table-cell>
          <table:table-cell office:value-type="float" office:value="2755.73383333" calcext:value-type="float">
            <text:p>2755,73</text:p>
          </table:table-cell>
          <table:table-cell office:value-type="float" office:value="77.0896666667" calcext:value-type="float">
            <text:p>77,09</text:p>
          </table:table-cell>
          <table:table-cell office:value-type="float" office:value="92.2131666667" calcext:value-type="float">
            <text:p>92,21</text:p>
          </table:table-cell>
          <table:table-cell office:value-type="float" office:value="982.65675" calcext:value-type="float">
            <text:p>982,66</text:p>
          </table:table-cell>
          <table:table-cell office:value-type="float" office:value="5318.51627606" calcext:value-type="float">
            <text:p>5318,52</text:p>
          </table:table-cell>
        </table:table-row>
        <table:table-row table:style-name="ro3">
          <table:table-cell table:number-columns-repeated="2" office:value-type="float" office:value="80" calcext:value-type="float">
            <text:p>80</text:p>
          </table:table-cell>
          <table:table-cell table:formula="of:=[.A25]*[.B25]" office:value-type="float" office:value="6400" calcext:value-type="float">
            <text:p>640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.34228810618" calcext:value-type="float">
            <text:p>1,34</text:p>
          </table:table-cell>
          <table:table-cell office:value-type="float" office:value="11.0257796514" calcext:value-type="float">
            <text:p>11,03</text:p>
          </table:table-cell>
          <table:table-cell office:value-type="float" office:value="0" calcext:value-type="float">
            <text:p>0</text:p>
          </table:table-cell>
          <table:table-cell office:value-type="float" office:value="0.113549662647" calcext:value-type="float">
            <text:p>0,11</text:p>
          </table:table-cell>
          <table:table-cell office:value-type="float" office:value="74.7796610169" calcext:value-type="float">
            <text:p>74,78</text:p>
          </table:table-cell>
          <table:table-cell office:value-type="float" office:value="80.6779661017" calcext:value-type="float">
            <text:p>80,68</text:p>
          </table:table-cell>
          <table:table-cell office:value-type="float" office:value="1088.07101695" calcext:value-type="float">
            <text:p>1088,07</text:p>
          </table:table-cell>
          <table:table-cell office:value-type="float" office:value="5167.64" calcext:value-type="float">
            <text:p>5167,64</text:p>
          </table:table-cell>
          <table:table-cell office:value-type="float" office:value="102.211864407" calcext:value-type="float">
            <text:p>102,21</text:p>
          </table:table-cell>
          <table:table-cell office:value-type="float" office:value="111.645254237" calcext:value-type="float">
            <text:p>111,65</text:p>
          </table:table-cell>
          <table:table-cell office:value-type="float" office:value="1681.47394237" calcext:value-type="float">
            <text:p>1681,47</text:p>
          </table:table-cell>
          <table:table-cell office:value-type="float" office:value="10041.2729193" calcext:value-type="float">
            <text:p>10041,27</text:p>
          </table:table-cell>
        </table:table-row>
        <table:table-row table:style-name="ro3">
          <table:table-cell table:number-columns-repeated="2" office:value-type="float" office:value="100" calcext:value-type="float">
            <text:p>100</text:p>
          </table:table-cell>
          <table:table-cell table:formula="of:=[.A26]*[.B26]"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.99771665732" calcext:value-type="float">
            <text:p>3</text:p>
          </table:table-cell>
          <table:table-cell office:value-type="float" office:value="28.8776166518" calcext:value-type="float">
            <text:p>28,88</text:p>
          </table:table-cell>
          <table:table-cell office:value-type="float" office:value="0" calcext:value-type="float">
            <text:p>0</text:p>
          </table:table-cell>
          <table:table-cell office:value-type="float" office:value="0.149514499585" calcext:value-type="float">
            <text:p>0,15</text:p>
          </table:table-cell>
          <table:table-cell office:value-type="float" office:value="95.7" calcext:value-type="float">
            <text:p>95,7</text:p>
          </table:table-cell>
          <table:table-cell office:value-type="float" office:value="102.466666667" calcext:value-type="float">
            <text:p>102,47</text:p>
          </table:table-cell>
          <table:table-cell office:value-type="float" office:value="1533.3875" calcext:value-type="float">
            <text:p>1533,39</text:p>
          </table:table-cell>
          <table:table-cell office:value-type="float" office:value="7971.5815" calcext:value-type="float">
            <text:p>7971,58</text:p>
          </table:table-cell>
          <table:table-cell office:value-type="float" office:value="129.096916667" calcext:value-type="float">
            <text:p>129,1</text:p>
          </table:table-cell>
          <table:table-cell office:value-type="float" office:value="138.585666667" calcext:value-type="float">
            <text:p>138,59</text:p>
          </table:table-cell>
          <table:table-cell office:value-type="float" office:value="2375.75132417" calcext:value-type="float">
            <text:p>2375,75</text:p>
          </table:table-cell>
          <table:table-cell office:value-type="float" office:value="15536.1085199" calcext:value-type="float">
            <text:p>15536,11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1:Sheet1.Q26">
          <table:sort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style:rfc-language-tag="sr-Latn-RS" fo:language="sr" fo:script="Latn" fo:country="R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style:rfc-language-tag="sr-Latn-RS" fo:language="sr" fo:script="Latn" fo:country="R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sr" number:script="Latn" number:country="RS">RSD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sr" number:script="Latn" number:country="RS">RSD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31">00.00.0000</text:date>, <text:time style:data-style-name="N2" text:time-value="18:31:29.63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3M11S</meta:editing-duration>
    <meta:editing-cycles>11</meta:editing-cycles>
    <meta:generator>LibreOffice/4.2.6.3$Windows_x86 LibreOffice_project/3fd416d4c6db7d3204c17ce57a1d70f6e531ee21</meta:generator>
    <dc:date>2014-10-31T18:36:40.482000000</dc:date>
    <meta:document-statistic meta:table-count="3" meta:cell-count="442" meta:object-count="1"/>
    <meta:user-defined meta:name="Info 1"/>
    <meta:user-defined meta:name="Info 2"/>
    <meta:user-defined meta:name="Info 3"/>
    <meta:user-defined meta:name="Info 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1.376cm" svg:height="17.16cm" xlink:href=".." xlink:type="simple" chart:class="chart:scatter" chart:style-name="ch1">
        <chart:title svg:x="19.957cm" svg:y="0.479cm" chart:style-name="ch2">
          <text:p>Cost/P</text:p>
        </chart:title>
        <chart:subtitle svg:x="18.7cm" svg:y="1.601cm" chart:style-name="ch3">
          <text:p>Poraga po seerange-u</text:p>
        </chart:subtitle>
        <chart:legend chart:legend-position="end" svg:x="39.847cm" svg:y="7.285cm" style:legend-expansion="high" chart:style-name="ch4"/>
        <chart:plot-area chart:style-name="ch5" table:cell-range-address="Sheet1.C2:Sheet1.C6 Sheet1.D2:Sheet1.D2 Sheet1.O2:Sheet1.O26 Sheet1.D7:Sheet1.D7 Sheet1.D12:Sheet1.D12 Sheet1.D17:Sheet1.D17 Sheet1.D22:Sheet1.D22" chart:data-source-has-labels="row" svg:x="1.838cm" svg:y="2.97cm" svg:width="36.355cm" svg:height="12.866cm">
          <chartooo:coordinate-region svg:x="2.645cm" svg:y="3.169cm" svg:width="35.083cm" svg:height="12.02cm"/>
          <chart:axis chart:dimension="x" chart:name="primary-x" chart:style-name="ch6">
            <chart:title svg:x="19.323cm" svg:y="16.179cm" chart:style-name="ch7">
              <text:p>Povrsina</text:p>
            </chart:title>
          </chart:axis>
          <chart:axis chart:dimension="y" chart:name="primary-y" chart:style-name="ch6">
            <chart:title svg:x="0.451cm" svg:y="9.804cm" chart:style-name="ch8">
              <text:p>Cost</text:p>
            </chart:title>
            <chart:grid chart:style-name="ch9" chart:class="major"/>
          </chart:axis>
          <chart:series chart:style-name="ch10" chart:values-cell-range-address="Sheet1.O2:Sheet1.O6" chart:label-cell-address="Sheet1.D2:Sheet1.D2" chart:class="chart:scatter">
            <chart:domain table:cell-range-address="Sheet1.C2:Sheet1.C6"/>
            <chart:data-point chart:repeated="5"/>
          </chart:series>
          <chart:series chart:style-name="ch11" chart:values-cell-range-address="Sheet1.O7:Sheet1.O11" chart:label-cell-address="Sheet1.D7:Sheet1.D7" chart:class="chart:scatter">
            <chart:domain table:cell-range-address="Sheet1.C7:Sheet1.C11"/>
            <chart:data-point chart:repeated="5"/>
          </chart:series>
          <chart:series chart:style-name="ch12" chart:values-cell-range-address="Sheet1.O12:Sheet1.O16" chart:label-cell-address="Sheet1.D12:Sheet1.D12" chart:class="chart:scatter">
            <chart:domain table:cell-range-address="Sheet1.C12:Sheet1.C16"/>
            <chart:data-point chart:repeated="5"/>
          </chart:series>
          <chart:series chart:style-name="ch13" chart:values-cell-range-address="Sheet1.O17:Sheet1.O21" chart:label-cell-address="Sheet1.D17:Sheet1.D17" chart:class="chart:scatter">
            <chart:domain table:cell-range-address="Sheet1.C17:Sheet1.C21"/>
            <chart:data-point chart:repeated="5"/>
          </chart:series>
          <chart:series chart:style-name="ch14" chart:values-cell-range-address="Sheet1.O22:Sheet1.O26" chart:label-cell-address="Sheet1.D22:Sheet1.D22" chart:class="chart:scatter">
            <chart:domain table:cell-range-address="Sheet1.C22:Sheet1.C26"/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2</text:p>
                <draw:g>
                  <svg:desc>Sheet1.D2:Sheet1.D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3</text:p>
                <draw:g>
                  <svg:desc>Sheet1.D7:Sheet1.D7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4</text:p>
                <draw:g>
                  <svg:desc>Sheet1.D12:Sheet1.D1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5</text:p>
                <draw:g>
                  <svg:desc>Sheet1.D17:Sheet1.D17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6</text:p>
                <draw:g>
                  <svg:desc>Sheet1.D22:Sheet1.D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">
                <text:p>400</text:p>
                <draw:g>
                  <svg:desc>Sheet1.C2:Sheet1.C6</svg:desc>
                </draw:g>
              </table:table-cell>
              <table:table-cell office:value-type="float" office:value="25.99925">
                <text:p>25.99925</text:p>
                <draw:g>
                  <svg:desc>Sheet1.O2:Sheet1.O6</svg:desc>
                </draw:g>
              </table:table-cell>
              <table:table-cell office:value-type="float" office:value="400">
                <text:p>400</text:p>
                <draw:g>
                  <svg:desc>Sheet1.C7:Sheet1.C11</svg:desc>
                </draw:g>
              </table:table-cell>
              <table:table-cell office:value-type="float" office:value="28.3395">
                <text:p>28.3395</text:p>
                <draw:g>
                  <svg:desc>Sheet1.O7:Sheet1.O11</svg:desc>
                </draw:g>
              </table:table-cell>
              <table:table-cell office:value-type="float" office:value="400">
                <text:p>400</text:p>
                <draw:g>
                  <svg:desc>Sheet1.C12:Sheet1.C16</svg:desc>
                </draw:g>
              </table:table-cell>
              <table:table-cell office:value-type="float" office:value="41.8635294118">
                <text:p>41.8635294118</text:p>
                <draw:g>
                  <svg:desc>Sheet1.O12:Sheet1.O16</svg:desc>
                </draw:g>
              </table:table-cell>
              <table:table-cell office:value-type="float" office:value="400">
                <text:p>400</text:p>
                <draw:g>
                  <svg:desc>Sheet1.C17:Sheet1.C21</svg:desc>
                </draw:g>
              </table:table-cell>
              <table:table-cell office:value-type="float" office:value="38.537">
                <text:p>38.537</text:p>
                <draw:g>
                  <svg:desc>Sheet1.O17:Sheet1.O21</svg:desc>
                </draw:g>
              </table:table-cell>
              <table:table-cell office:value-type="float" office:value="400">
                <text:p>400</text:p>
                <draw:g>
                  <svg:desc>Sheet1.C22:Sheet1.C26</svg:desc>
                </draw:g>
              </table:table-cell>
              <table:table-cell office:value-type="float" office:value="30.0424166667">
                <text:p>30.0424166667</text:p>
                <draw:g>
                  <svg:desc>Sheet1.O22:Sheet1.O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0">
                <text:p>1600</text:p>
              </table:table-cell>
              <table:table-cell office:value-type="float" office:value="53.3355833333">
                <text:p>53.3355833333</text:p>
              </table:table-cell>
              <table:table-cell office:value-type="float" office:value="1600">
                <text:p>1600</text:p>
              </table:table-cell>
              <table:table-cell office:value-type="float" office:value="53.0139166667">
                <text:p>53.0139166667</text:p>
              </table:table-cell>
              <table:table-cell office:value-type="float" office:value="1600">
                <text:p>1600</text:p>
              </table:table-cell>
              <table:table-cell office:value-type="float" office:value="86.0807142857">
                <text:p>86.0807142857</text:p>
              </table:table-cell>
              <table:table-cell office:value-type="float" office:value="1600">
                <text:p>1600</text:p>
              </table:table-cell>
              <table:table-cell office:value-type="float" office:value="82.9830555556">
                <text:p>82.9830555556</text:p>
              </table:table-cell>
              <table:table-cell office:value-type="float" office:value="1600">
                <text:p>1600</text:p>
              </table:table-cell>
              <table:table-cell office:value-type="float" office:value="59.2381666667">
                <text:p>59.2381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00">
                <text:p>3600</text:p>
              </table:table-cell>
              <table:table-cell office:value-type="float" office:value="78.5013333333">
                <text:p>78.5013333333</text:p>
              </table:table-cell>
              <table:table-cell office:value-type="float" office:value="3600">
                <text:p>3600</text:p>
              </table:table-cell>
              <table:table-cell office:value-type="float" office:value="82.71825">
                <text:p>82.71825</text:p>
              </table:table-cell>
              <table:table-cell office:value-type="float" office:value="3600">
                <text:p>3600</text:p>
              </table:table-cell>
              <table:table-cell office:value-type="float" office:value="121.24025">
                <text:p>121.24025</text:p>
              </table:table-cell>
              <table:table-cell office:value-type="float" office:value="3600">
                <text:p>3600</text:p>
              </table:table-cell>
              <table:table-cell office:value-type="float" office:value="127.886578947">
                <text:p>127.886578947</text:p>
              </table:table-cell>
              <table:table-cell office:value-type="float" office:value="3600">
                <text:p>3600</text:p>
              </table:table-cell>
              <table:table-cell office:value-type="float" office:value="92.2131666667">
                <text:p>92.2131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00">
                <text:p>6400</text:p>
              </table:table-cell>
              <table:table-cell office:value-type="float" office:value="101.278166667">
                <text:p>101.278166667</text:p>
              </table:table-cell>
              <table:table-cell office:value-type="float" office:value="6400">
                <text:p>6400</text:p>
              </table:table-cell>
              <table:table-cell office:value-type="float" office:value="105.772118644">
                <text:p>105.772118644</text:p>
              </table:table-cell>
              <table:table-cell office:value-type="float" office:value="6400">
                <text:p>6400</text:p>
              </table:table-cell>
              <table:table-cell office:value-type="float" office:value="147.780263158">
                <text:p>147.780263158</text:p>
              </table:table-cell>
              <table:table-cell office:value-type="float" office:value="6400">
                <text:p>6400</text:p>
              </table:table-cell>
              <table:table-cell office:value-type="float" office:value="160.479210526">
                <text:p>160.479210526</text:p>
              </table:table-cell>
              <table:table-cell office:value-type="float" office:value="6400">
                <text:p>6400</text:p>
              </table:table-cell>
              <table:table-cell office:value-type="float" office:value="111.645254237">
                <text:p>111.6452542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129.11675">
                <text:p>129.11675</text:p>
              </table:table-cell>
              <table:table-cell office:value-type="float" office:value="10000">
                <text:p>10000</text:p>
              </table:table-cell>
              <table:table-cell office:value-type="float" office:value="129.028">
                <text:p>129.028</text:p>
              </table:table-cell>
              <table:table-cell office:value-type="float" office:value="10000">
                <text:p>10000</text:p>
              </table:table-cell>
              <table:table-cell office:value-type="float" office:value="182.608">
                <text:p>182.608</text:p>
              </table:table-cell>
              <table:table-cell office:value-type="float" office:value="10000">
                <text:p>10000</text:p>
              </table:table-cell>
              <table:table-cell office:value-type="float" office:value="192.04525">
                <text:p>192.04525</text:p>
              </table:table-cell>
              <table:table-cell office:value-type="float" office:value="10000">
                <text:p>10000</text:p>
              </table:table-cell>
              <table:table-cell office:value-type="float" office:value="138.585666667">
                <text:p>138.585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Windows_x86 LibreOffice_project/3fd416d4c6db7d3204c17ce57a1d70f6e531ee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